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44df5" officeooo:paragraph-rsid="00044df5"/>
    </style:style>
    <style:style style:name="P2" style:family="paragraph" style:parent-style-name="Standard">
      <style:paragraph-properties fo:text-align="justify" style:justify-single-word="false"/>
      <style:text-properties officeooo:rsid="00044df5" officeooo:paragraph-rsid="00044df5"/>
    </style:style>
    <style:style style:name="P3" style:family="paragraph" style:parent-style-name="Standard">
      <style:paragraph-properties fo:text-align="justify" style:justify-single-word="false"/>
      <style:text-properties officeooo:paragraph-rsid="00044df5"/>
    </style:style>
    <style:style style:name="T1" style:family="text">
      <style:text-properties officeooo:rsid="00044d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ELIER II – 16h</text:p>
      <text:p text:style-name="P1"/>
      <text:p text:style-name="P1"/>
      <text:p text:style-name="P2">1/ Phase A :</text:p>
      <text:p text:style-name="P2"/>
      <text:p text:style-name="P3"><text:span text:style-name="T1">1.1. </text:span>Le fait que Node.js soit encore en développement en fait une promesse pour le futur mais c'est aussi un risque. En effet, l'API n'est pas très stable et il est facile d'avoir des problèmes avec les nouvelles versions de certains modules. Mais les avantages sont multiple, la plateforme est flexible, rapide et évolutive. Il offre la possibilité d'ajouter des fonctionnalités existantes et nouvelles et de configurer des API réutilisables, <text:span text:style-name="T1">l</text:span>'architecture est légè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08:58:12.799879779</meta:creation-date>
    <dc:date>2019-10-08T09:00:56.792182725</dc:date>
    <meta:editing-duration>P0D</meta:editing-duration>
    <meta:editing-cycles>1</meta:editing-cycles>
    <meta:document-statistic meta:table-count="0" meta:image-count="0" meta:object-count="0" meta:page-count="1" meta:paragraph-count="3" meta:word-count="80" meta:character-count="498" meta:non-whitespace-character-count="420"/>
    <meta:generator>LibreOffice/4.2.8.2$Linux_X86_64 LibreOffice_project/420m0$Build-2</meta:generator>
  </office:meta>
</office:document-meta>
</file>